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49fc303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3ca5597" officeooo:paragraph-rsid="049fd5f7" fo:background-color="transparent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7d3450" officeooo:paragraph-rsid="04eb9aaa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4ec1e57" officeooo:paragraph-rsid="04ec1e57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4724798" officeooo:paragraph-rsid="050768bd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4ec1e57" fo:background-color="#dddddd" style:font-weight-asian="normal" style:font-weight-complex="normal"/>
    </style:style>
    <style:style style:name="P10" style:family="paragraph" style:parent-style-name="Standard">
      <style:text-properties fo:language="en" fo:country="US" officeooo:rsid="001b8640" officeooo:paragraph-rsid="049fc303"/>
    </style:style>
    <style:style style:name="P11" style:family="paragraph" style:parent-style-name="Standard">
      <style:text-properties fo:language="en" fo:country="US" fo:font-style="normal" fo:font-weight="normal" officeooo:rsid="04edc39e" officeooo:paragraph-rsid="04edc39e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US" fo:font-style="normal" fo:font-weight="normal" officeooo:rsid="04edc39e" officeooo:paragraph-rsid="04fcf108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fo:font-style="normal" fo:font-weight="normal" officeooo:rsid="04eefe69" officeooo:paragraph-rsid="04eefe69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fo:font-style="normal" fo:font-weight="normal" officeooo:rsid="04fa26c7" officeooo:paragraph-rsid="04fa26c7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fo:font-style="normal" fo:font-weight="normal" officeooo:rsid="04fb314d" officeooo:paragraph-rsid="04fa26c7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US" fo:font-style="normal" fo:font-weight="normal" officeooo:rsid="04fcf108" officeooo:paragraph-rsid="04fcf108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fo:font-style="normal" fo:font-weight="normal" officeooo:rsid="04fe9471" officeooo:paragraph-rsid="0505a6d6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fo:font-style="normal" fo:font-weight="normal" officeooo:rsid="0506d216" officeooo:paragraph-rsid="0506d216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en" fo:country="US" fo:font-style="normal" fo:font-weight="normal" officeooo:rsid="050f163b" officeooo:paragraph-rsid="050f163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 fo:font-style="normal" fo:font-weight="normal" officeooo:rsid="051106cf" officeooo:paragraph-rsid="051106cf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en" fo:country="US" fo:font-style="normal" fo:font-weight="normal" officeooo:rsid="051525e7" officeooo:paragraph-rsid="051525e7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US" fo:font-style="normal" fo:font-weight="normal" officeooo:rsid="04a2ae76" officeooo:paragraph-rsid="051525e7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en" fo:country="US" fo:font-style="normal" fo:font-weight="normal" officeooo:rsid="0100f487" officeooo:paragraph-rsid="04fcf108" fo:background-color="#ddddd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en" fo:country="US" fo:font-style="normal" fo:font-weight="normal" officeooo:rsid="0100f487" officeooo:paragraph-rsid="050b28fb" fo:background-color="#ddddd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en" fo:country="US" fo:font-style="normal" fo:font-weight="normal" officeooo:rsid="0100f487" officeooo:paragraph-rsid="051555a6" fo:background-color="#ddddd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en" fo:country="US" fo:font-style="normal" fo:font-weight="normal" officeooo:rsid="0100f487" officeooo:paragraph-rsid="0518afaa" fo:background-color="#ddddd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en" fo:country="US" fo:font-style="normal" fo:font-weight="normal" officeooo:rsid="0100f487" officeooo:paragraph-rsid="050afffe" fo:background-color="#ddddd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officeooo:paragraph-rsid="00f05b1d"/>
    </style:style>
    <style:style style:name="P29" style:family="paragraph" style:parent-style-name="Standard">
      <style:text-properties fo:language="en" fo:country="US" officeooo:paragraph-rsid="014f0a12"/>
    </style:style>
    <style:style style:name="P30" style:family="paragraph" style:parent-style-name="Standard">
      <style:text-properties fo:language="en" fo:country="US" officeooo:paragraph-rsid="020eabcb"/>
    </style:style>
    <style:style style:name="P31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32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33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34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35" style:family="paragraph" style:parent-style-name="Standard">
      <style:text-properties officeooo:paragraph-rsid="00ab4647"/>
    </style:style>
    <style:style style:name="P36" style:family="paragraph" style:parent-style-name="Standard">
      <style:text-properties officeooo:paragraph-rsid="00f05b1d"/>
    </style:style>
    <style:style style:name="P37" style:family="paragraph" style:parent-style-name="Standard">
      <style:text-properties officeooo:paragraph-rsid="049fc303"/>
    </style:style>
    <style:style style:name="P38" style:family="paragraph" style:parent-style-name="Standard">
      <style:text-properties fo:color="#999999" loext:opacity="100%" fo:language="en" fo:country="US" fo:font-weight="bold" officeooo:rsid="003b1ec5" officeooo:paragraph-rsid="049fc303" style:font-weight-asian="bold" style:font-weight-complex="bold"/>
    </style:style>
    <style:style style:name="P39" style:family="paragraph" style:parent-style-name="Standard">
      <style:text-properties officeooo:paragraph-rsid="04eb9aaa"/>
    </style:style>
    <style:style style:name="P40" style:family="paragraph" style:parent-style-name="Standard">
      <style:text-properties officeooo:rsid="04ec1e57" officeooo:paragraph-rsid="04ec1e57"/>
    </style:style>
    <style:style style:name="P41" style:family="paragraph" style:parent-style-name="Standard">
      <style:text-properties officeooo:rsid="04ec3725" officeooo:paragraph-rsid="04ec3725"/>
    </style:style>
    <style:style style:name="P42" style:family="paragraph" style:parent-style-name="Standard">
      <style:text-properties officeooo:paragraph-rsid="04ec3725"/>
    </style:style>
    <style:style style:name="P43" style:family="paragraph" style:parent-style-name="Standard">
      <style:text-properties officeooo:paragraph-rsid="04edc39e"/>
    </style:style>
    <style:style style:name="P44" style:family="paragraph" style:parent-style-name="Standard">
      <style:text-properties officeooo:rsid="04eefe69" officeooo:paragraph-rsid="04eefe69"/>
    </style:style>
    <style:style style:name="P45" style:family="paragraph" style:parent-style-name="Standard">
      <style:text-properties officeooo:paragraph-rsid="04f095a0"/>
    </style:style>
    <style:style style:name="P46" style:family="paragraph" style:parent-style-name="Standard">
      <style:text-properties officeooo:paragraph-rsid="04f1fc16"/>
    </style:style>
    <style:style style:name="P47" style:family="paragraph" style:parent-style-name="Standard">
      <style:text-properties officeooo:paragraph-rsid="04f2668f"/>
    </style:style>
    <style:style style:name="P48" style:family="paragraph" style:parent-style-name="Standard">
      <style:text-properties officeooo:paragraph-rsid="04f66f79"/>
    </style:style>
    <style:style style:name="P49" style:family="paragraph" style:parent-style-name="Standard">
      <style:text-properties officeooo:paragraph-rsid="04fcf108"/>
    </style:style>
    <style:style style:name="P50" style:family="paragraph" style:parent-style-name="Standard">
      <style:text-properties officeooo:paragraph-rsid="04fe9471"/>
    </style:style>
    <style:style style:name="P51" style:family="paragraph" style:parent-style-name="Standard">
      <style:text-properties officeooo:paragraph-rsid="04ec1e57"/>
    </style:style>
    <style:style style:name="P52" style:family="paragraph" style:parent-style-name="Standard">
      <style:text-properties officeooo:paragraph-rsid="05044138"/>
    </style:style>
    <style:style style:name="P53" style:family="paragraph" style:parent-style-name="Standard">
      <style:text-properties officeooo:paragraph-rsid="050afffe"/>
    </style:style>
    <style:style style:name="P54" style:family="paragraph" style:parent-style-name="Standard">
      <style:text-properties officeooo:paragraph-rsid="050b28fb"/>
    </style:style>
    <style:style style:name="P55" style:family="paragraph" style:parent-style-name="Standard">
      <style:text-properties officeooo:paragraph-rsid="050c1341"/>
    </style:style>
    <style:style style:name="P56" style:family="paragraph" style:parent-style-name="Standard">
      <style:text-properties officeooo:paragraph-rsid="050f163b"/>
    </style:style>
    <style:style style:name="P57" style:family="paragraph" style:parent-style-name="Standard">
      <style:text-properties officeooo:paragraph-rsid="05134b8d"/>
    </style:style>
    <style:style style:name="P58" style:family="paragraph" style:parent-style-name="Standard">
      <style:text-properties officeooo:paragraph-rsid="0518afaa"/>
    </style:style>
    <style:style style:name="P59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7d3450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136227" style:font-weight-asian="bold" style:font-weight-complex="bold"/>
    </style:style>
    <style:style style:name="T9" style:family="text">
      <style:text-properties fo:font-weight="bold" officeooo:rsid="00d88c8c" style:font-weight-asian="bold" style:font-weight-complex="bold"/>
    </style:style>
    <style:style style:name="T10" style:family="text">
      <style:text-properties fo:font-weight="bold" officeooo:rsid="0439564e" style:font-weight-asian="bold" style:font-weight-complex="bold"/>
    </style:style>
    <style:style style:name="T11" style:family="text">
      <style:text-properties fo:font-weight="normal" officeooo:rsid="00d88c8c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4758f42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4ec3725" fo:background-color="#fff200" loext:char-shading-value="0" style:font-style-asian="italic" style:font-weight-asian="bold" style:font-style-complex="italic" style:font-weight-complex="bold"/>
    </style:style>
    <style:style style:name="T15" style:family="text">
      <style:text-properties officeooo:rsid="00704232"/>
    </style:style>
    <style:style style:name="T16" style:family="text">
      <style:text-properties officeooo:rsid="00fb0d24" fo:background-color="#fff200" loext:char-shading-value="0"/>
    </style:style>
    <style:style style:name="T17" style:family="text">
      <style:text-properties officeooo:rsid="007f05cd" fo:background-color="#fff200" loext:char-shading-value="0"/>
    </style:style>
    <style:style style:name="T18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9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20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21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22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3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24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25" style:family="text">
      <style:text-properties fo:language="en" fo:country="US" fo:font-weight="normal" officeooo:rsid="0472095c" fo:background-color="transparent" loext:char-shading-value="0" style:font-weight-asian="normal" style:font-weight-complex="normal"/>
    </style:style>
    <style:style style:name="T26" style:family="text">
      <style:text-properties fo:language="en" fo:country="US" fo:font-weight="normal" officeooo:rsid="04758f42" fo:background-color="transparent" loext:char-shading-value="0" style:font-weight-asian="normal" style:font-weight-complex="normal"/>
    </style:style>
    <style:style style:name="T27" style:family="text">
      <style:text-properties fo:language="en" fo:country="US" fo:font-weight="normal" officeooo:rsid="04ec3725" fo:background-color="transparent" loext:char-shading-value="0" style:font-weight-asian="normal" style:font-weight-complex="normal"/>
    </style:style>
    <style:style style:name="T28" style:family="text">
      <style:text-properties fo:language="en" fo:country="US" fo:font-weight="normal" officeooo:rsid="0100f487" fo:background-color="transparent" loext:char-shading-value="0" style:font-weight-asian="normal" style:font-weight-complex="normal"/>
    </style:style>
    <style:style style:name="T29" style:family="text">
      <style:text-properties fo:language="en" fo:country="US" fo:font-weight="normal" officeooo:rsid="0501f34e" fo:background-color="transparent" loext:char-shading-value="0" style:font-weight-asian="normal" style:font-weight-complex="normal"/>
    </style:style>
    <style:style style:name="T30" style:family="text">
      <style:text-properties fo:language="en" fo:country="US" fo:font-weight="normal" officeooo:rsid="0516f9fb" fo:background-color="transparent" loext:char-shading-value="0" style:font-weight-asian="normal" style:font-weight-complex="normal"/>
    </style:style>
    <style:style style:name="T31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32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33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34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35" style:family="text">
      <style:text-properties fo:language="en" fo:country="US" fo:font-weight="normal" officeooo:rsid="04fb7b8d" fo:background-color="#dddddd" loext:char-shading-value="0" style:font-weight-asian="normal" style:font-weight-complex="normal"/>
    </style:style>
    <style:style style:name="T36" style:family="text">
      <style:text-properties fo:language="en" fo:country="US" fo:font-weight="normal" officeooo:rsid="0032ee51" style:font-weight-asian="normal" style:font-weight-complex="normal"/>
    </style:style>
    <style:style style:name="T37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38" style:family="text">
      <style:text-properties fo:language="en" fo:country="US" fo:font-style="italic" fo:font-weight="bold" officeooo:rsid="04758f42" fo:background-color="transparent" loext:char-shading-value="0" style:font-style-asian="italic" style:font-weight-asian="bold" style:font-style-complex="italic" style:font-weight-complex="bold"/>
    </style:style>
    <style:style style:name="T39" style:family="text">
      <style:text-properties fo:language="en" fo:country="US" fo:font-style="italic" fo:font-weight="bold" officeooo:rsid="04f095a0" fo:background-color="transparent" loext:char-shading-value="0" style:font-style-asian="italic" style:font-weight-asian="bold" style:font-style-complex="italic" style:font-weight-complex="bold"/>
    </style:style>
    <style:style style:name="T40" style:family="text">
      <style:text-properties fo:language="en" fo:country="US" fo:font-style="italic" fo:font-weight="bold" officeooo:rsid="04f1fc16" fo:background-color="transparent" loext:char-shading-value="0" style:font-style-asian="italic" style:font-weight-asian="bold" style:font-style-complex="italic" style:font-weight-complex="bold"/>
    </style:style>
    <style:style style:name="T41" style:family="text">
      <style:text-properties fo:language="en" fo:country="US" fo:font-style="italic" fo:font-weight="bold" officeooo:rsid="04f66f79" fo:background-color="transparent" loext:char-shading-value="0" style:font-style-asian="italic" style:font-weight-asian="bold" style:font-style-complex="italic" style:font-weight-complex="bold"/>
    </style:style>
    <style:style style:name="T42" style:family="text">
      <style:text-properties fo:language="en" fo:country="US" fo:font-style="italic" fo:font-weight="bold" officeooo:rsid="04fcf108" fo:background-color="transparent" loext:char-shading-value="0" style:font-style-asian="italic" style:font-weight-asian="bold" style:font-style-complex="italic" style:font-weight-complex="bold"/>
    </style:style>
    <style:style style:name="T43" style:family="text">
      <style:text-properties fo:language="en" fo:country="US" fo:font-style="italic" fo:font-weight="bold" officeooo:rsid="04fe9471" fo:background-color="transparent" loext:char-shading-value="0" style:font-style-asian="italic" style:font-weight-asian="bold" style:font-style-complex="italic" style:font-weight-complex="bold"/>
    </style:style>
    <style:style style:name="T44" style:family="text">
      <style:text-properties fo:language="en" fo:country="US" fo:font-style="italic" fo:font-weight="bold" officeooo:rsid="050b28fb" fo:background-color="transparent" loext:char-shading-value="0" style:font-style-asian="italic" style:font-weight-asian="bold" style:font-style-complex="italic" style:font-weight-complex="bold"/>
    </style:style>
    <style:style style:name="T45" style:family="text">
      <style:text-properties fo:language="en" fo:country="US" fo:font-style="italic" fo:font-weight="bold" officeooo:rsid="00ab4647" fo:background-color="#fff200" loext:char-shading-value="0" style:font-style-asian="italic" style:font-weight-asian="bold" style:font-style-complex="italic" style:font-weight-complex="bold"/>
    </style:style>
    <style:style style:name="T46" style:family="text">
      <style:text-properties fo:language="en" fo:country="US" fo:font-style="italic" fo:font-weight="bold" officeooo:rsid="04ec3725" fo:background-color="#fff200" loext:char-shading-value="0" style:font-style-asian="italic" style:font-weight-asian="bold" style:font-style-complex="italic" style:font-weight-complex="bold"/>
    </style:style>
    <style:style style:name="T47" style:family="text">
      <style:text-properties fo:language="en" fo:country="US" fo:font-style="italic" fo:font-weight="bold" officeooo:rsid="04edc39e" fo:background-color="#fff200" loext:char-shading-value="0" style:font-style-asian="italic" style:font-weight-asian="bold" style:font-style-complex="italic" style:font-weight-complex="bold"/>
    </style:style>
    <style:style style:name="T48" style:family="text">
      <style:text-properties fo:language="en" fo:country="US" fo:font-style="italic" fo:font-weight="bold" officeooo:rsid="04f66f79" fo:background-color="#fff200" loext:char-shading-value="0" style:font-style-asian="italic" style:font-weight-asian="bold" style:font-style-complex="italic" style:font-weight-complex="bold"/>
    </style:style>
    <style:style style:name="T49" style:family="text">
      <style:text-properties fo:language="en" fo:country="US" fo:font-style="italic" fo:font-weight="normal" officeooo:rsid="049ef93f" fo:background-color="transparent" loext:char-shading-value="0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style="normal" fo:font-weight="normal" officeooo:rsid="05044138" fo:background-color="#dddddd" loext:char-shading-value="0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43125aa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49ef93f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4ec3725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4edc39e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4eefe69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4f095a0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4f1fc16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normal" officeooo:rsid="04f486c4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normal" officeooo:rsid="04f66f79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4fb314d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language="en" fo:country="US" fo:font-style="normal" fo:font-weight="normal" officeooo:rsid="04fcf108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4fe9471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language="en" fo:country="US" fo:font-style="normal" fo:font-weight="normal" officeooo:rsid="05044138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language="en" fo:country="US" fo:font-style="normal" fo:font-weight="normal" officeooo:rsid="0505a6d6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language="en" fo:country="US" fo:font-style="normal" fo:font-weight="normal" officeooo:rsid="050768bd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language="en" fo:country="US" fo:font-style="normal" fo:font-weight="normal" officeooo:rsid="050a9d25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language="en" fo:country="US" fo:font-style="normal" fo:font-weight="normal" officeooo:rsid="050b28fb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language="en" fo:country="US" fo:font-style="normal" fo:font-weight="normal" officeooo:rsid="050c1341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language="en" fo:country="US" fo:font-style="normal" fo:font-weight="normal" officeooo:rsid="050d36dd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506d216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language="en" fo:country="US" fo:font-style="normal" fo:font-weight="normal" officeooo:rsid="050f163b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normal" fo:font-weight="normal" officeooo:rsid="05134b8d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518afaa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51a707b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fo:font-weight="normal" officeooo:rsid="051beb73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80" style:family="text">
      <style:text-properties fo:language="en" fo:country="US" fo:font-style="normal" fo:font-weight="bold" officeooo:rsid="0439564e" fo:background-color="transparent" loext:char-shading-value="0" style:font-style-asian="normal" style:font-weight-asian="bold" style:font-style-complex="normal" style:font-weight-complex="bold"/>
    </style:style>
    <style:style style:name="T81" style:family="text">
      <style:text-properties fo:language="en" fo:country="US" fo:font-style="normal" fo:font-weight="bold" officeooo:rsid="04ec3725" fo:background-color="transparent" loext:char-shading-value="0" style:font-style-asian="normal" style:font-weight-asian="bold" style:font-style-complex="normal" style:font-weight-complex="bold"/>
    </style:style>
    <style:style style:name="T82" style:family="text">
      <style:text-properties fo:language="en" fo:country="US" fo:font-style="normal" fo:font-weight="bold" officeooo:rsid="04f095a0" fo:background-color="transparent" loext:char-shading-value="0" style:font-style-asian="normal" style:font-weight-asian="bold" style:font-style-complex="normal" style:font-weight-complex="bold"/>
    </style:style>
    <style:style style:name="T83" style:family="text">
      <style:text-properties fo:language="en" fo:country="US" fo:font-style="normal" fo:font-weight="bold" officeooo:rsid="04eefe69" fo:background-color="transparent" loext:char-shading-value="0" style:font-style-asian="normal" style:font-weight-asian="bold" style:font-style-complex="normal" style:font-weight-complex="bold"/>
    </style:style>
    <style:style style:name="T84" style:family="text">
      <style:text-properties fo:language="en" fo:country="US" fo:font-style="normal" fo:font-weight="bold" officeooo:rsid="04f1fc16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language="en" fo:country="US" fo:font-style="normal" fo:font-weight="bold" officeooo:rsid="04fe9471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language="en" fo:country="US" fo:font-style="normal" fo:font-weight="bold" officeooo:rsid="050afffe" fo:background-color="transparent" loext:char-shading-value="0" style:font-style-asian="normal" style:font-weight-asian="bold" style:font-style-complex="normal" style:font-weight-complex="bold"/>
    </style:style>
    <style:style style:name="T87" style:family="text">
      <style:text-properties fo:language="en" fo:country="US" fo:font-style="normal" fo:font-weight="bold" officeooo:rsid="050b28fb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language="en" fo:country="US" fo:font-style="normal" fo:font-weight="bold" officeooo:rsid="050c1341" fo:background-color="transparent" loext:char-shading-value="0" style:font-style-asian="normal" style:font-weight-asian="bold" style:font-style-complex="normal" style:font-weight-complex="bold"/>
    </style:style>
    <style:style style:name="T89" style:family="text">
      <style:text-properties fo:language="en" fo:country="US" fo:font-style="normal" fo:font-weight="bold" officeooo:rsid="0506d216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fo:language="en" fo:country="US" fo:font-style="normal" fo:font-weight="bold" officeooo:rsid="050f163b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92" style:family="text">
      <style:text-properties fo:language="en" fo:country="US" fo:font-style="normal" fo:font-weight="bold" officeooo:rsid="04ec3725" fo:background-color="#fff200" loext:char-shading-value="0" style:font-style-asian="normal" style:font-weight-asian="bold" style:font-style-complex="normal" style:font-weight-complex="bold"/>
    </style:style>
    <style:style style:name="T93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94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95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96" style:family="text">
      <style:text-properties fo:language="en" fo:country="US" fo:font-weight="bold" officeooo:rsid="04704b22" fo:background-color="#fff200" loext:char-shading-value="0" style:font-weight-asian="bold" style:font-weight-complex="bold"/>
    </style:style>
    <style:style style:name="T97" style:family="text">
      <style:text-properties fo:language="en" fo:country="US" fo:font-weight="bold" officeooo:rsid="04a31e23" fo:background-color="#fff200" loext:char-shading-value="0" style:font-weight-asian="bold" style:font-weight-complex="bold"/>
    </style:style>
    <style:style style:name="T98" style:family="text">
      <style:text-properties fo:language="en" fo:country="US" fo:font-weight="bold" officeooo:rsid="04eb9aaa" fo:background-color="#fff200" loext:char-shading-value="0" style:font-weight-asian="bold" style:font-weight-complex="bold"/>
    </style:style>
    <style:style style:name="T99" style:family="text">
      <style:text-properties fo:language="en" fo:country="US" fo:font-weight="bold" officeooo:rsid="021c4c1c" fo:background-color="#fff200" loext:char-shading-value="0" style:font-weight-asian="bold" style:font-weight-complex="bold"/>
    </style:style>
    <style:style style:name="T100" style:family="text">
      <style:text-properties fo:language="en" fo:country="US" fo:font-weight="bold" officeooo:rsid="0506d216" fo:background-color="#fff200" loext:char-shading-value="0" style:font-weight-asian="bold" style:font-weight-complex="bold"/>
    </style:style>
    <style:style style:name="T101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02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03" style:family="text">
      <style:text-properties fo:language="en" fo:country="US" fo:font-weight="bold" officeooo:rsid="04704b22" fo:background-color="#dddddd" loext:char-shading-value="0" style:font-weight-asian="bold" style:font-weight-complex="bold"/>
    </style:style>
    <style:style style:name="T104" style:family="text">
      <style:text-properties fo:language="en" fo:country="US" fo:font-weight="bold" officeooo:rsid="04eb9aaa" fo:background-color="#dddddd" loext:char-shading-value="0" style:font-weight-asian="bold" style:font-weight-complex="bold"/>
    </style:style>
    <style:style style:name="T10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06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107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108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109" style:family="text">
      <style:text-properties fo:language="en" fo:country="US" fo:font-weight="bold" officeooo:rsid="04eb9aaa" fo:background-color="transparent" loext:char-shading-value="0" style:font-weight-asian="bold" style:font-weight-complex="bold"/>
    </style:style>
    <style:style style:name="T110" style:family="text">
      <style:text-properties fo:language="en" fo:country="US" fo:font-weight="bold" officeooo:rsid="04ec3725" fo:background-color="transparent" loext:char-shading-value="0" style:font-weight-asian="bold" style:font-weight-complex="bold"/>
    </style:style>
    <style:style style:name="T111" style:family="text">
      <style:text-properties fo:language="en" fo:country="US" fo:font-weight="bold" officeooo:rsid="0260d497" fo:background-color="transparent" loext:char-shading-value="0" style:font-weight-asian="bold" style:font-weight-complex="bold"/>
    </style:style>
    <style:style style:name="T112" style:family="text">
      <style:text-properties fo:language="en" fo:country="US" fo:font-weight="bold" officeooo:rsid="0100f487" fo:background-color="transparent" loext:char-shading-value="0" style:font-weight-asian="bold" style:font-weight-complex="bold"/>
    </style:style>
    <style:style style:name="T113" style:family="text">
      <style:text-properties fo:language="en" fo:country="US" fo:font-weight="bold" officeooo:rsid="00704232" style:font-weight-asian="bold" style:font-weight-complex="bold"/>
    </style:style>
    <style:style style:name="T114" style:family="text">
      <style:text-properties fo:language="en" fo:country="US" fo:font-weight="bold" officeooo:rsid="00d88c8c" style:font-weight-asian="bold" style:font-weight-complex="bold"/>
    </style:style>
    <style:style style:name="T115" style:family="text">
      <style:text-properties fo:language="en" fo:country="US" fo:font-weight="bold" officeooo:rsid="05015612" style:font-weight-asian="bold" style:font-weight-complex="bold"/>
    </style:style>
    <style:style style:name="T116" style:family="text">
      <style:text-properties fo:language="en" fo:country="US" officeooo:rsid="00bb70dd"/>
    </style:style>
    <style:style style:name="T117" style:family="text">
      <style:text-properties fo:language="en" fo:country="US" officeooo:rsid="00704232"/>
    </style:style>
    <style:style style:name="T118" style:family="text">
      <style:text-properties fo:language="en" fo:country="US" officeooo:rsid="0032ee51"/>
    </style:style>
    <style:style style:name="T119" style:family="text">
      <style:text-properties fo:color="#999999" loext:opacity="100%" fo:font-weight="bold" officeooo:rsid="001e4eb8" style:font-weight-asian="bold" style:font-weight-complex="bold"/>
    </style:style>
    <style:style style:name="T120" style:family="text">
      <style:text-properties fo:color="#999999" loext:opacity="100%" fo:font-weight="bold" officeooo:rsid="00373dfb" style:font-weight-asian="bold" style:font-weight-complex="bold"/>
    </style:style>
    <style:style style:name="T121" style:family="text">
      <style:text-properties fo:color="#999999" loext:opacity="100%" fo:font-weight="bold" officeooo:rsid="01ebd016" style:font-weight-asian="bold" style:font-weight-complex="bold"/>
    </style:style>
    <style:style style:name="T122" style:family="text">
      <style:text-properties fo:color="#999999" loext:opacity="100%" fo:font-weight="bold" officeooo:rsid="014f0a12" style:font-weight-asian="bold" style:font-weight-complex="bold"/>
    </style:style>
    <style:style style:name="T123" style:family="text">
      <style:text-properties fo:color="#999999" loext:opacity="100%" fo:font-weight="bold" officeooo:rsid="03efad13" style:font-weight-asian="bold" style:font-weight-complex="bold"/>
    </style:style>
    <style:style style:name="T124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26" style:family="text">
      <style:text-properties fo:color="#999999" loext:opacity="100%" fo:language="en" fo:country="US" fo:font-style="normal" fo:font-weight="normal" officeooo:rsid="001e4eb8" fo:background-color="#dddddd" loext:char-shading-value="0" style:font-style-asian="normal" style:font-weight-asian="normal" style:font-style-complex="normal" style:font-weight-complex="normal"/>
    </style:style>
    <style:style style:name="T127" style:family="text">
      <style:text-properties fo:color="#999999" loext:opacity="100%" fo:language="en" fo:country="US" fo:font-style="normal" fo:font-weight="bold" officeooo:rsid="028af2ba" fo:background-color="transparent" loext:char-shading-value="0" style:font-style-asian="normal" style:font-weight-asian="bold" style:font-style-complex="normal" style:font-weight-complex="bold"/>
    </style:style>
    <style:style style:name="T128" style:family="text">
      <style:text-properties fo:color="#999999" loext:opacity="100%" officeooo:rsid="028af2ba"/>
    </style:style>
    <style:style style:name="T129" style:family="text">
      <style:text-properties fo:color="#999999" loext:opacity="100%" officeooo:rsid="03bb9eb9"/>
    </style:style>
    <style:style style:name="T130" style:family="text">
      <style:text-properties officeooo:rsid="00136227"/>
    </style:style>
    <style:style style:name="T131" style:family="text">
      <style:text-properties officeooo:rsid="0100f487" fo:background-color="#dddddd" loext:char-shading-value="0"/>
    </style:style>
    <style:style style:name="T132" style:family="text">
      <style:text-properties officeooo:rsid="043125aa"/>
    </style:style>
    <style:style style:name="T133" style:family="text">
      <style:text-properties officeooo:rsid="049ef93f"/>
    </style:style>
    <style:style style:name="T134" style:family="text">
      <style:text-properties officeooo:rsid="051a70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### <text:span text:style-name="T1">Intro</text:span> ###</text:p>
      <text:p text:style-name="P33"/>
      <text:p text:style-name="P28"><text:span text:style-name="T130">Here are some </text:span><text:span text:style-name="T2">Java </text:span><text:span text:style-name="T3">IDE</text:span><text:span text:style-name="T8"> </text:span><text:span text:style-name="T9">improvements</text:span><text:span text:style-name="T11">,</text:span></text:p>
      <text:p text:style-name="P36"><text:span text:style-name="T31">including</text:span><text:span text:style-name="T114"> </text:span><text:span text:style-name="T115">Maven</text:span><text:span text:style-name="T114"> and general improvements, </text:span><text:span text:style-name="T118">of </text:span><text:span text:style-name="T36">Eclipse </text:span><text:span text:style-name="T95">202</text:span><text:span text:style-name="T96">2</text:span><text:span text:style-name="T95">-</text:span><text:span text:style-name="T96">0</text:span><text:span text:style-name="T98">9</text:span><text:span text:style-name="T36">,</text:span></text:p>
      <text:p text:style-name="P35"><text:span text:style-name="T32">improvements </text:span><text:span text:style-name="T31">that have been added </text:span><text:span text:style-name="T101">since the last release in </text:span><text:span text:style-name="T104">June</text:span><text:span text:style-name="T102"> 202</text:span><text:span text:style-name="T103">2</text:span><text:span text:style-name="T101"> </text:span><text:span text:style-name="T31">three months </text:span><text:span text:style-name="T33">ago</text:span><text:span text:style-name="T34">.</text:span></text:p>
      <text:p text:style-name="P4"/>
      <text:p text:style-name="P2"/>
      <text:p text:style-name="P29"><text:span text:style-name="T119">### </text:span><text:span text:style-name="T120">J</text:span><text:span text:style-name="T121">ava</text:span><text:span text:style-name="T122"> </text:span><text:span text:style-name="T119">###</text:span></text:p>
      <text:p text:style-name="P31"/>
      <text:p text:style-name="P39"><text:span text:style-name="T93">Java 1</text:span><text:span text:style-name="T98">9</text:span><text:span text:style-name="T93"> support</text:span><text:span text:style-name="T24"> i</text:span><text:span text:style-name="T22">s</text:span><text:span text:style-name="T24"> </text:span><text:span text:style-name="T93">not yet</text:span><text:span text:style-name="T24"> </text:span><text:span text:style-name="T108">built-in</text:span><text:span text:style-name="T24">,</text:span></text:p>
      <text:p text:style-name="P39"><text:span text:style-name="T31">due to the </text:span><text:span text:style-name="T101">Java 1</text:span><text:span text:style-name="T104">9</text:span><text:span text:style-name="T31"> release </text:span><text:span text:style-name="T35">being</text:span><text:span text:style-name="T31"> a week </text:span><text:span text:style-name="T101">after </text:span><text:span text:style-name="T31">the release of Eclipse.</text:span></text:p>
      <text:p text:style-name="P39"><text:span text:style-name="T22">B</text:span><text:span text:style-name="T23">ut you can </text:span><text:span text:style-name="T106">install</text:span><text:span text:style-name="T23"> the</text:span><text:span text:style-name="T24"> </text:span><text:span text:style-name="T107">current </text:span><text:span text:style-name="T109">p</text:span><text:span text:style-name="T107">review </text:span><text:span text:style-name="T24">of the</text:span><text:span text:style-name="T107"> Java 1</text:span><text:span text:style-name="T109">9</text:span><text:span text:style-name="T107"> support</text:span><text:span text:style-name="T24"> </text:span><text:span text:style-name="T93">via </text:span><text:span text:style-name="T99">the</text:span><text:span text:style-name="T93"> Eclipse Marketplace</text:span><text:span text:style-name="T24">.</text:span></text:p>
      <text:p text:style-name="P6"/>
      <text:p text:style-name="P40"><text:span text:style-name="T24">E</text:span><text:span text:style-name="T18">clipse is </text:span><text:span text:style-name="T105">shipped with Java 17</text:span><text:span text:style-name="T18">, </text:span><text:span text:style-name="T31">the latest long-term support version,</text:span></text:p>
      <text:p text:style-name="P9">which is <text:span text:style-name="T5">used and required to run Eclipse</text:span>.</text:p>
      <text:p text:style-name="P51"><text:span text:style-name="T18">Other Java versions </text:span><text:span text:style-name="T31">used for coding</text:span><text:span text:style-name="T18"> </text:span><text:span text:style-name="T29">ha</text:span><text:span text:style-name="T30">ve</text:span><text:span text:style-name="T29"> to</text:span><text:span text:style-name="T18"> be added </text:span><text:span text:style-name="T25">in</text:span><text:span text:style-name="T26"> the </text:span><text:span text:style-name="T80">preferences</text:span><text:span text:style-name="T53"> </text:span><text:span text:style-name="T124">[…</text:span><text:span text:style-name="T125">]</text:span><text:span text:style-name="T53"> </text:span><text:span text:style-name="T38">Java</text:span><text:span text:style-name="T53"> </text:span><text:span text:style-name="T124">[…</text:span><text:span text:style-name="T125">]</text:span><text:span text:style-name="T53"> </text:span><text:span text:style-name="T38">Installed JREs</text:span><text:span text:style-name="T26">.</text:span></text:p>
      <text:p text:style-name="P7"/>
      <text:p text:style-name="P41"><text:span text:style-name="T21">T</text:span><text:span text:style-name="T18">he </text:span><text:span text:style-name="T45">Clean Ups</text:span><text:span text:style-name="T18"> dialog has been improved.</text:span></text:p>
      <text:p text:style-name="P42"><text:span text:style-name="T27">There are two </text:span><text:span text:style-name="T110">new buttons</text:span><text:span text:style-name="T27"> at the bottom of </text:span><text:span text:style-name="T110">each tab</text:span><text:span text:style-name="T27">: </text:span><text:span text:style-name="T46">Select All</text:span><text:span text:style-name="T27"> and </text:span><text:span text:style-name="T46">Deselect All</text:span></text:p>
      <text:p text:style-name="P43"><text:span text:style-name="T21">And at the bottom of the </text:span><text:span text:style-name="T111">dialog</text:span><text:span text:style-name="T21"> the</text:span><text:span text:style-name="T29">re are</text:span><text:span text:style-name="T21"> two </text:span><text:span text:style-name="T29">more</text:span><text:span text:style-name="T21"> </text:span><text:span text:style-name="T111">new buttons</text:span><text:span text:style-name="T21">:</text:span></text:p>
      <text:p text:style-name="P43"><text:span text:style-name="T21">- </text:span><text:span text:style-name="T47">Restore Defaults</text:span><text:span text:style-name="T27"> </text:span><text:span text:style-name="T28">to restore the </text:span><text:span text:style-name="T112">defaults of Eclipse</text:span></text:p>
      <text:p text:style-name="P43"><text:span text:style-name="T27">- </text:span><text:span text:style-name="T31">and</text:span><text:span text:style-name="T27"> </text:span><text:span text:style-name="T47">Reset Profile</text:span><text:span text:style-name="T55"> to </text:span><text:span text:style-name="T81">revert</text:span><text:span text:style-name="T55"> the </text:span><text:span text:style-name="T81">changes</text:span><text:span text:style-name="T55"> made </text:span><text:span text:style-name="T81">since opening</text:span><text:span text:style-name="T55"> the dialog.</text:span></text:p>
      <text:p text:style-name="P11"/>
      <text:p text:style-name="P44"><text:span text:style-name="T56">I</text:span><text:span text:style-name="T52">n the </text:span><text:span text:style-name="T37">Java Feature</text:span><text:span text:style-name="T79"> tab</text:span><text:span text:style-name="T52">, there are two cleanups that have been improve</text:span><text:span text:style-name="T58">d</text:span><text:span text:style-name="T52">:</text:span></text:p>
      <text:p text:style-name="P45"><text:span text:style-name="T58">- in the </text:span><text:span text:style-name="T82">Java 14 </text:span><text:span text:style-name="T58">section, </text:span><text:span text:style-name="T46">Convert to switch expression</text:span></text:p>
      <text:p text:style-name="P45"><text:span text:style-name="T58">- and in the </text:span><text:span text:style-name="T82">Java 5 </text:span><text:span text:style-name="T58">section, </text:span><text:span text:style-name="T46">Convert to enhanced 'for' loops</text:span><text:span text:style-name="T57">.</text:span></text:p>
      <text:p text:style-name="P46"><text:span text:style-name="T46">Convert to switch expression</text:span><text:span text:style-name="T58"> will be applied </text:span><text:span text:style-name="T82">not only</text:span><text:span text:style-name="T58">, </text:span><text:span text:style-name="T50">as in the past,</text:span><text:span text:style-name="T58"> </text:span><text:span text:style-name="T77">when</text:span><text:span text:style-name="T57"> </text:span><text:span text:style-name="T83">all </text:span><text:span text:style-name="T39">switch </text:span><text:span text:style-name="T83">cases</text:span></text:p>
      <text:p text:style-name="P45"><text:span text:style-name="T83">end</text:span><text:span text:style-name="T57"> in an </text:span><text:span text:style-name="T83">assignment </text:span><text:span text:style-name="T57">of the </text:span><text:span text:style-name="T83">same variable</text:span><text:span text:style-name="T57"> </text:span><text:span text:style-name="T50">or a throw of an exception</text:span><text:span text:style-name="T58">,</text:span></text:p>
      <text:p text:style-name="P46"><text:span text:style-name="T58">but also </text:span><text:span text:style-name="T59">now,</text:span><text:span text:style-name="T58"> </text:span><text:span text:style-name="T77">when</text:span><text:span text:style-name="T58"> </text:span><text:span text:style-name="T82">all </text:span><text:span text:style-name="T83">cases</text:span><text:span text:style-name="T57"> either end in a </text:span><text:span text:style-name="T83">return</text:span><text:span text:style-name="T57"> </text:span><text:span text:style-name="T50">or a throw of an exception</text:span><text:span text:style-name="T59">.</text:span></text:p>
      <text:p text:style-name="P47"><text:span text:style-name="T46">Convert to enhanced 'for' loops</text:span><text:span text:style-name="T59"> now simplifies, </text:span><text:span text:style-name="T51">when</text:span><text:span text:style-name="T50"> possible,</text:span><text:span text:style-name="T59"> </text:span><text:span text:style-name="T84">not only regular </text:span><text:span text:style-name="T40">for</text:span><text:span text:style-name="T84"> loops</text:span><text:span text:style-name="T59">,</text:span></text:p>
      <text:p text:style-name="P46"><text:span text:style-name="T59">but also </text:span><text:span text:style-name="T40">while</text:span><text:span text:style-name="T84"> loops</text:span><text:span text:style-name="T59"> with an iterator </text:span><text:span text:style-name="T40">to for-each</text:span><text:span text:style-name="T59"> loops.</text:span></text:p>
      <text:p text:style-name="P13"/>
      <text:p text:style-name="P48"><text:span text:style-name="T60">The </text:span><text:span text:style-name="T48">New J</text:span><text:span text:style-name="T46">Unit Test Suite</text:span><text:span text:style-name="T60"> dialog </text:span><text:span text:style-name="T61">now </text:span><text:span text:style-name="T60">also supports</text:span><text:span text:style-name="T61"> </text:span><text:span text:style-name="T65">the</text:span><text:span text:style-name="T61"> creat</text:span><text:span text:style-name="T65">ion of</text:span><text:span text:style-name="T61"> a</text:span><text:span text:style-name="T60"> </text:span><text:span text:style-name="T92">JUnit 5</text:span><text:span text:style-name="T61"> suite</text:span></text:p>
      <text:p text:style-name="P48"><text:span text:style-name="T124">[…</text:span><text:span text:style-name="T125">]</text:span><text:span text:style-name="T61"> which includes tests via the </text:span><text:span text:style-name="T41">SelectClasses</text:span><text:span text:style-name="T61"> annotation.</text:span></text:p>
      <text:p text:style-name="P13"/>
      <text:p text:style-name="P14">There <text:span text:style-name="T134">are </text:span>a couple of improvements for <text:span text:style-name="T5">Maven</text:span>:</text:p>
      <text:p text:style-name="P14"/>
      <text:p text:style-name="P58"><text:span text:style-name="T50">In the POM editor,</text:span><text:span text:style-name="T62"> </text:span><text:span text:style-name="T76">there is now</text:span><text:span text:style-name="T62"> </text:span><text:span text:style-name="T92">code completion</text:span><text:span text:style-name="T62"> also </text:span><text:span text:style-name="T92">for directory and file based</text:span><text:span text:style-name="T56"> </text:span><text:span text:style-name="T64">values</text:span><text:span text:style-name="T56">,</text:span></text:p>
      <text:p text:style-name="P52"><text:span text:style-name="T65">for example, when specifying the relative path of the parent </text:span><text:span text:style-name="T124">[…</text:span><text:span text:style-name="T125">]</text:span><text:span text:style-name="T61"> </text:span><text:span text:style-name="T65">or when adding a module.</text:span></text:p>
      <text:p text:style-name="P15"/>
      <text:p text:style-name="P49"><text:span text:style-name="T62">A </text:span><text:span text:style-name="T92">manifest</text:span><text:span text:style-name="T63"> specified in the </text:span><text:span text:style-name="T42">maven</text:span><text:span text:style-name="T127">-</text:span><text:span text:style-name="T42">jar</text:span><text:span text:style-name="T127">-</text:span><text:span text:style-name="T42">plugin</text:span><text:span text:style-name="T63">’s configuration</text:span></text:p>
      <text:p text:style-name="P49"><text:span text:style-name="T63">will </text:span><text:span text:style-name="T64">now </text:span><text:span text:style-name="T78">be</text:span><text:span text:style-name="T63"> </text:span><text:span text:style-name="T92">automatically created</text:span><text:span text:style-name="T63"> and updated.</text:span></text:p>
      <text:p text:style-name="P23">So its entries can be read at runtime without the need to run a Maven build before.</text:p>
      <text:p text:style-name="P16"/>
      <text:p text:style-name="P50"><text:span text:style-name="T92">Annotation processors support</text:span><text:span text:style-name="T56"> </text:span><text:span text:style-name="T64">for Maven projects is now built-in </text:span><text:span text:style-name="T66">as well</text:span><text:span text:style-name="T64">, but </text:span><text:span text:style-name="T85">disabled by default</text:span><text:span text:style-name="T64">.</text:span></text:p>
      <text:p text:style-name="P17">It can be generally enabled in the <text:span text:style-name="T10">preferences</text:span><text:span text:style-name="T132"> </text:span><text:span text:style-name="T128">[…</text:span><text:span text:style-name="T129">]</text:span><text:span text:style-name="T132"> </text:span><text:span text:style-name="T12">Maven</text:span> <text:span text:style-name="T128">[…</text:span><text:span text:style-name="T129">]</text:span><text:span text:style-name="T132"> </text:span><text:span text:style-name="T12">Annotation Processing</text:span></text:p>
      <text:p text:style-name="P50"><text:span text:style-name="T64">or </text:span><text:span text:style-name="T85">per project</text:span><text:span text:style-name="T64"> by adding the </text:span><text:span text:style-name="T85">property</text:span><text:span text:style-name="T64"> </text:span><text:span text:style-name="T43">m2e.apt.activation</text:span><text:span text:style-name="T64"> with the value </text:span><text:span text:style-name="T43">jdt_apt</text:span><text:span text:style-name="T64"> </text:span><text:span text:style-name="T66">in</text:span><text:span text:style-name="T64"> the POM.</text:span></text:p>
      <text:p text:style-name="P12"/>
      <text:p text:style-name="P58"><text:span text:style-name="T67">And when </text:span><text:span text:style-name="T68">running</text:span><text:span text:style-name="T67"> </text:span><text:span text:style-name="T68">a </text:span><text:span text:style-name="T92">Maven</text:span><text:span text:style-name="T68"> build, the </text:span><text:span text:style-name="T92">log</text:span><text:span text:style-name="T68"> is now </text:span><text:span text:style-name="T92">colored</text:span></text:p>
      <text:p text:style-name="P58"><text:span text:style-name="T50">thanks to the </text:span><text:span text:style-name="T91">ANSI </text:span><text:span text:style-name="T126">[/ˈænsi/]</text:span><text:span text:style-name="T91"> Escape plugin</text:span><text:span text:style-name="T50">, which has become </text:span><text:span text:style-name="T91">part of Eclipse</text:span><text:span text:style-name="T50">.</text:span></text:p>
      <text:p text:style-name="P26">That’s nice, isn’t it?</text:p>
      <text:p text:style-name="P27"/>
      <text:p text:style-name="P8"/>
      <text:p text:style-name="P5"/>
      <text:p text:style-name="P30"><text:span text:style-name="T119">### </text:span><text:span text:style-name="T120">G</text:span><text:span text:style-name="T122">eneral</text:span><text:span text:style-name="T123"> </text:span><text:span text:style-name="T119">###</text:span></text:p>
      <text:p text:style-name="P32"/>
      <text:p text:style-name="P53"><text:span text:style-name="T69">The s</text:span><text:span text:style-name="T54">upport </text:span><text:span text:style-name="T69">of</text:span><text:span text:style-name="T54"> ANSI escape codes in </text:span><text:span text:style-name="T69">the </text:span><text:span text:style-name="T49">Console</text:span><text:span text:style-name="T54"> </text:span><text:span text:style-name="T69">view is a </text:span><text:span text:style-name="T86">general</text:span><text:span text:style-name="T69"> improvement</text:span></text:p>
      <text:p text:style-name="P24">for any printing to the console,</text:p>
      <text:p text:style-name="P54"><text:span text:style-name="T70">including, </text:span><text:span text:style-name="T50">for instance,</text:span><text:span text:style-name="T70"> </text:span><text:span text:style-name="T44">Windows batch</text:span><text:span text:style-name="T70"> scripts</text:span><text:span text:style-name="T65"> </text:span><text:span text:style-name="T124">[…</text:span><text:span text:style-name="T125">]</text:span><text:span text:style-name="T61"> </text:span><text:span text:style-name="T70">and </text:span><text:span text:style-name="T87">Java</text:span><text:span text:style-name="T70"> applications.</text:span></text:p>
      <text:p text:style-name="P55"><text:span text:style-name="T50">There are </text:span><text:span text:style-name="T91">ANSI escape codes</text:span><text:span text:style-name="T65"> </text:span><text:span text:style-name="T124">[…</text:span><text:span text:style-name="T125">]</text:span><text:span text:style-name="T70"> for </text:span><text:span text:style-name="T87">text formatting</text:span></text:p>
      <text:p text:style-name="P55"><text:span text:style-name="T124">[…</text:span><text:span text:style-name="T125">]</text:span><text:span text:style-name="T70"> and </text:span><text:span text:style-name="T71">to set the</text:span><text:span text:style-name="T70"> </text:span><text:span text:style-name="T71">text </text:span><text:span text:style-name="T78">and</text:span><text:span text:style-name="T71"> background </text:span><text:span text:style-name="T88">color </text:span><text:span text:style-name="T50">respectively</text:span><text:span text:style-name="T71">.</text:span></text:p>
      <text:p text:style-name="P56"><text:span text:style-name="T72">The </text:span><text:span text:style-name="T54">ANSI </text:span><text:span text:style-name="T72">s</text:span><text:span text:style-name="T54">upport </text:span><text:span text:style-name="T72">is enabled by default and can be configured in the</text:span></text:p>
      <text:p text:style-name="P56"><text:span text:style-name="T80">preferences</text:span><text:span text:style-name="T53"> </text:span><text:span text:style-name="T124">[…</text:span><text:span text:style-name="T125">]</text:span><text:span text:style-name="T53"> </text:span><text:span text:style-name="T38">Run/Debug</text:span><text:span text:style-name="T53"> </text:span><text:span text:style-name="T124">[…</text:span><text:span text:style-name="T125">]</text:span><text:span text:style-name="T53"> </text:span><text:span text:style-name="T38">Console</text:span><text:span text:style-name="T53"> </text:span><text:span text:style-name="T124">[…</text:span><text:span text:style-name="T125">]</text:span><text:span text:style-name="T53"> </text:span><text:span text:style-name="T38">ANSI Support</text:span><text:span text:style-name="T72">.</text:span></text:p>
      <text:p text:style-name="P18"/>
      <text:p text:style-name="P56"><text:span text:style-name="T50">Another general improvement</text:span><text:span text:style-name="T74"> is the option </text:span><text:span text:style-name="T73">in </text:span><text:span text:style-name="T89">launch configuration</text:span><text:span text:style-name="T90">s</text:span></text:p>
      <text:p text:style-name="P56"><text:span text:style-name="T124">[…</text:span><text:span text:style-name="T125">]</text:span><text:span text:style-name="T73"> in </text:span><text:span text:style-name="T74">the </text:span><text:span text:style-name="T89">Common</text:span><text:span text:style-name="T73"> tab</text:span><text:span text:style-name="T65"> </text:span><text:span text:style-name="T124">[…</text:span><text:span text:style-name="T125">]</text:span><text:span text:style-name="T73"> </text:span><text:span text:style-name="T74">to use the </text:span><text:span text:style-name="T92">system encoding</text:span><text:span text:style-name="T73">.</text:span></text:p>
      <text:p text:style-name="P19"/>
      <text:p text:style-name="P20">There are <text:span text:style-name="T5">two new preferences</text:span>:</text:p>
      <text:p text:style-name="P20">In <text:span text:style-name="T13">General</text:span><text:span text:style-name="T132"> </text:span><text:span text:style-name="T128">[…</text:span><text:span text:style-name="T129">]</text:span><text:span text:style-name="T132"> </text:span><text:span text:style-name="T13">Editors</text:span><text:span text:style-name="T132"> </text:span><text:span text:style-name="T128">[…</text:span><text:span text:style-name="T129">]</text:span><text:span text:style-name="T132"> </text:span><text:span text:style-name="T13">Text Editors</text:span> there is the new option</text:p>
      <text:p text:style-name="P20"><text:span text:style-name="T14">Enable word wrap when opening an editor</text:span>.</text:p>
      <text:p text:style-name="P57"><text:span text:style-name="T75">and in </text:span><text:span text:style-name="T38">General</text:span><text:span text:style-name="T53"> </text:span><text:span text:style-name="T124">[…</text:span><text:span text:style-name="T125">]</text:span><text:span text:style-name="T53"> </text:span><text:span text:style-name="T38">Workspace</text:span><text:span text:style-name="T75"> the </text:span><text:span text:style-name="T73">severity</text:span><text:span text:style-name="T75"> for </text:span><text:span text:style-name="T73">missing project encoding </text:span><text:span text:style-name="T75">can be set.</text:span></text:p>
      <text:p text:style-name="P20"/>
      <text:p text:style-name="P21">The <text:span text:style-name="T14">File Search</text:span> has been optimized. It is <text:span text:style-name="T133">now </text:span><text:span text:style-name="T4">noticeably faster</text:span><text:span text:style-name="T133"> than before.</text:span></text:p>
      <text:p text:style-name="P21">Hits are <text:span text:style-name="T5">displayed earlier</text:span>, <text:span text:style-name="T131">even before the search completes,</text:span> making it feel even more faster.</text:p>
      <text:p text:style-name="P25">That’s cool, isn’t it?</text:p>
      <text:p text:style-name="P21"/>
      <text:p text:style-name="P22"/>
      <text:p text:style-name="P38">### Outro ###</text:p>
      <text:p text:style-name="P34"/>
      <text:p text:style-name="P10"><text:span text:style-name="T15">These were some of the </text:span><text:span text:style-name="T6">Java </text:span><text:span text:style-name="T7">IDE</text:span><text:span text:style-name="T15"> improvements</text:span></text:p>
      <text:p text:style-name="P37"><text:span text:style-name="T116">of the </text:span><text:span text:style-name="T113">quarterly </text:span><text:span text:style-name="T19">Rolling</text:span><text:span text:style-name="T20"> Release </text:span><text:span text:style-name="T100">September</text:span><text:span text:style-name="T94"> 202</text:span><text:span text:style-name="T97">2</text:span><text:span text:style-name="T117">.</text:span></text:p>
      <text:p text:style-name="P1"/>
      <text:p text:style-name="P3"><text:span text:style-name="T16">Thank</text:span><text:span text:style-name="T17">s</text:span><text:span text:style-name="T16"> for watching and 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2-09-11T15:19:44.575000000</dc:date>
    <meta:editing-duration>P4DT4H54M47S</meta:editing-duration>
    <meta:editing-cycles>66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9" meta:word-count="627" meta:character-count="3568" meta:non-whitespace-character-count="3000"/>
    <meta:user-defined meta:name="DocumentEncoding">utf-8</meta:user-defined>
    <meta:user-defined meta:name="HTML" meta:value-type="boolean">true</meta:user-defined>
  </office:meta>
</office:document-meta>
</file>